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8]-[.F1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9]-[.F1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0]-[.F2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1]-[.F2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21])" office:value-type="float" office:value="0" calcext:value-type="float">
            <text:p>-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9">00/00/0000</text:date></text:span><text:span text:style-name="MT2"><text:s/>- </text:span><text:span text:style-name="MT2"><text:time style:data-style-name="N2" text:time-value="10:07:33.128565100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0:07:33.13489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09-09T10:08:28.769975600</dc:date>
    <dc:language>pt-PT</dc:language>
    <meta:editing-cycles>761</meta:editing-cycles>
    <meta:editing-duration>P2DT7H23M2S</meta:editing-duration>
    <meta:print-date>2025-01-10T10:51:14.964000000</meta:print-date>
    <meta:document-statistic meta:table-count="1" meta:cell-count="150" meta:object-count="0"/>
    <meta:user-defined meta:name="Info 0"/>
    <meta:user-defined meta:name="Info 1"/>
    <meta:user-defined meta:name="Info 2"/>
    <meta:user-defined meta:name="Info 3"/>
  </office:meta>
</office:document-meta>
</file>